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2ad3" officeooo:paragraph-rsid="00052ad3"/>
    </style:style>
    <style:style style:name="P2" style:family="paragraph" style:parent-style-name="Standard">
      <style:text-properties officeooo:rsid="00052ad3" officeooo:paragraph-rsid="0005ced9"/>
    </style:style>
    <style:style style:name="T1" style:family="text">
      <style:text-properties fo:background-color="#ff00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value" text:name="key"/>
      </text:user-field-decls>
      <text:p text:style-name="P1">aaa<text:user-field-get text:name="key">value</text:user-field-get>bbb</text:p>
      <text:p text:style-name="P2">aaa<text:span text:style-name="T1"><text:user-field-get text:name="key">value</text:user-field-get></text:span>bb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9-03-11T18:14:31.167685205</meta:creation-date>
    <dc:date>2019-03-12T18:11:59.636508175</dc:date>
    <dc:creator>Miklos Vajna</dc:creator>
    <meta:editing-duration>PT1M20S</meta:editing-duration>
    <meta:editing-cycles>2</meta:editing-cycles>
    <meta:generator>LibreOfficeDev/6.3.0.0.alpha0$Linux_X86_64 LibreOffice_project/5e3cbf7b1277d217548c5d53e8213e5800133743</meta:generator>
    <meta:document-statistic meta:table-count="0" meta:image-count="0" meta:object-count="0" meta:page-count="1" meta:paragraph-count="2" meta:word-count="2" meta:character-count="22" meta:non-whitespace-character-count="22"/>
  </office:meta>
</office:document-meta>
</file>